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0.95cm" fo:min-width="0.7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0.95cm" fo:min-width="0.7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95cm" fo:min-width="0.7cm"/>
      <style:paragraph-properties style:writing-mode="lr-tb"/>
    </style:style>
    <style:style style:name="gr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2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45cm"/>
      <style:paragraph-properties style:writing-mode="lr-tb"/>
    </style:style>
    <style:style style:name="gr1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02cm"/>
      <style:paragraph-properties style:writing-mode="lr-tb"/>
    </style:style>
    <style:style style:name="gr14" style:family="graphic" style:parent-style-name="standard">
      <style:graphic-properties svg:stroke-width="0.106cm" svg:stroke-color="#ff0000" draw:marker-start-width="0.359cm" draw:marker-end-width="0.359cm" draw:fill-color="#ffffff" draw:opacity="0%" draw:textarea-horizontal-align="justify" draw:textarea-vertical-align="middle" draw:auto-grow-height="false" fo:min-height="1.45cm" fo:min-width="4.7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06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-color="#ffffff" draw:opacity="0%" draw:textarea-horizontal-align="justify" draw:textarea-vertical-align="middle" draw:auto-grow-height="false" fo:min-height="1.344cm" fo:min-width="4.5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6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41cm"/>
      <style:paragraph-properties style:writing-mode="lr-tb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0.95cm" fo:min-width="0.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8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9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ee6ef"/>
      <style:paragraph-properties fo:text-align="center" style:writing-mode="lr-tb"/>
    </style:style>
    <style:style style:name="P4" style:family="paragraph">
      <loext:graphic-properties draw:fill-color="#dee6e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0pt"/>
    </style:style>
    <style:style style:name="P9" style:family="paragraph">
      <loext:graphic-properties draw:fill-color="#00a933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ff0000"/>
      <style:paragraph-properties fo:text-align="center" style:writing-mode="lr-tb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02cm" svg:y="0.63cm" presentation:class="title" presentation:user-transformed="true">
          <draw:text-box>
            <text:p>Questão 24 – Árvore B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4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5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8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7cm" svg:y="9.4cm">
          <text:p text:style-name="P2">B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0.9cm" svg:y="9.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9.7cm" svg:y2="9.4cm">
          <text:p/>
        </draw:line>
        <draw:line draw:style-name="gr3" draw:text-style-name="P5" draw:layer="layout" svg:x1="13.9cm" svg:y1="5.6cm" svg:x2="18.1cm" svg:y2="9.4cm">
          <text:p/>
        </draw:line>
        <draw:line draw:style-name="gr3" draw:text-style-name="P5" draw:layer="layout" svg:x1="15.1cm" svg:y1="5.6cm" svg:x2="24.1cm" svg:y2="9.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BI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4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5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8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9.7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6" draw:text-style-name="P5" draw:layer="layout" svg:x1="12.7cm" svg:y1="5.6cm" svg:x2="9.7cm" svg:y2="9.4cm">
          <text:p/>
        </draw:line>
        <draw:line draw:style-name="gr3" draw:text-style-name="P5" draw:layer="layout" svg:x1="13.9cm" svg:y1="5.6cm" svg:x2="18.1cm" svg:y2="9.4cm">
          <text:p/>
        </draw:line>
        <draw:line draw:style-name="gr3" draw:text-style-name="P5" draw:layer="layout" svg:x1="15.1cm" svg:y1="5.6cm" svg:x2="24.1cm" svg:y2="9.4cm">
          <text:p/>
        </draw:line>
        <draw:frame draw:style-name="gr7" draw:text-style-name="P10" draw:layer="layout" svg:width="2.792cm" svg:height="3.095cm" svg:x="1.208cm" svg:y="3.4cm">
          <draw:text-box>
            <text:p>BI &gt; AW</text:p>
            <text:p>BI &lt; BL</text:p>
            <text:p>BI &gt; BG</text:p>
            <text:p>BI &lt; BK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Z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22.9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1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5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8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7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9.7cm" svg:y2="9.4cm">
          <text:p/>
        </draw:line>
        <draw:line draw:style-name="gr3" draw:text-style-name="P5" draw:layer="layout" svg:x1="13.9cm" svg:y1="5.6cm" svg:x2="18.1cm" svg:y2="9.4cm">
          <text:p/>
        </draw:line>
        <draw:line draw:style-name="gr6" draw:text-style-name="P5" draw:layer="layout" svg:x1="15.1cm" svg:y1="5.6cm" svg:x2="24.1cm" svg:y2="9.4cm">
          <text:p/>
        </draw:line>
        <draw:frame draw:style-name="gr8" draw:text-style-name="P10" draw:layer="layout" svg:width="3.135cm" svg:height="2.384cm" svg:x="1.208cm" svg:y="3.4cm">
          <draw:text-box>
            <text:p>CZ &gt; CK</text:p>
            <text:p>CZ &gt; CW</text:p>
            <text:p>CZ &lt; D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BO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1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5.3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15.7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7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9.7cm" svg:y2="9.4cm">
          <text:p/>
        </draw:line>
        <draw:line draw:style-name="gr6" draw:text-style-name="P5" draw:layer="layout" svg:x1="13.9cm" svg:y1="5.6cm" svg:x2="18.1cm" svg:y2="9.4cm">
          <text:p/>
        </draw:line>
        <draw:line draw:style-name="gr3" draw:text-style-name="P5" draw:layer="layout" svg:x1="15.1cm" svg:y1="5.6cm" svg:x2="24.1cm" svg:y2="9.4cm">
          <text:p/>
        </draw:line>
        <draw:frame draw:style-name="gr9" draw:text-style-name="P10" draw:layer="layout" svg:width="3.029cm" svg:height="2.384cm" svg:x="1.208cm" svg:y="3.4cm">
          <draw:text-box>
            <text:p>BO &gt; BL</text:p>
            <text:p>BO &lt; CK</text:p>
            <text:p>BO &lt; BV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P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21.7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1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3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7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9.7cm" svg:y2="9.4cm">
          <text:p/>
        </draw:line>
        <draw:line draw:style-name="gr3" draw:text-style-name="P5" draw:layer="layout" svg:x1="13.9cm" svg:y1="5.6cm" svg:x2="18.1cm" svg:y2="9.4cm">
          <text:p/>
        </draw:line>
        <draw:line draw:style-name="gr6" draw:text-style-name="P5" draw:layer="layout" svg:x1="15.1cm" svg:y1="5.6cm" svg:x2="24.1cm" svg:y2="9.4cm">
          <text:p/>
        </draw:line>
        <draw:frame draw:style-name="gr10" draw:text-style-name="P10" draw:layer="layout" svg:width="3.156cm" svg:height="1.673cm" svg:x="1.208cm" svg:y="3.4cm">
          <draw:text-box>
            <text:p>CP &gt; CK</text:p>
            <text:p>CP &lt; CW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BY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1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3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18.1cm" svg:y="9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7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9.7cm" svg:y2="9.4cm">
          <text:p/>
        </draw:line>
        <draw:line draw:style-name="gr6" draw:text-style-name="P5" draw:layer="layout" svg:x1="13.9cm" svg:y1="5.6cm" svg:x2="18.1cm" svg:y2="9.4cm">
          <text:p/>
        </draw:line>
        <draw:line draw:style-name="gr3" draw:text-style-name="P5" draw:layer="layout" svg:x1="15.1cm" svg:y1="5.6cm" svg:x2="24.1cm" svg:y2="9.4cm">
          <text:p/>
        </draw:line>
        <draw:frame draw:style-name="gr11" draw:text-style-name="P10" draw:layer="layout" svg:width="2.945cm" svg:height="2.384cm" svg:x="1.208cm" svg:y="3.4cm">
          <draw:text-box>
            <text:p>BY &gt; BL</text:p>
            <text:p>BY &lt; CK</text:p>
            <text:p>BY &gt; BV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N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1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3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3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5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7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9.7cm" svg:y2="9.4cm">
          <text:p/>
        </draw:line>
        <draw:line draw:style-name="gr12" draw:text-style-name="P5" draw:layer="layout" svg:x1="15.1cm" svg:y1="5.6cm" svg:x2="24.1cm" svg:y2="9.4cm">
          <text:p/>
        </draw:line>
        <draw:frame draw:style-name="gr13" draw:text-style-name="P10" draw:layer="layout" svg:width="8.702cm" svg:height="2.384cm" svg:x="1.209cm" svg:y="3.4cm">
          <draw:text-box>
            <text:p>CN não pode ser inserido no</text:p>
            <text:p>noh depois de CK porque ele</text:p>
            <text:p>está cheio </text:p>
          </draw:text-box>
        </draw:frame>
        <draw:custom-shape draw:style-name="gr14" draw:text-style-name="P11" draw:layer="layout" svg:width="5.2cm" svg:height="1.7cm" svg:x="21.5cm" svg:y="9.2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9cm" svg:y1="5.6cm" svg:x2="18.1cm" svg:y2="9.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N</text:span></text:p>
          </draw:text-box>
        </draw:frame>
        <draw:custom-shape draw:style-name="gr1" draw:text-style-name="P3" draw:layer="layout" svg:width="1.2cm" svg:height="1.2cm" svg:x="11.5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5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3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5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7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7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9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1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.5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7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9cm" svg:y="9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1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5.4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.6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8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5cm" svg:y1="5.6cm" svg:x2="3.7cm" svg:y2="9.4cm">
          <text:p/>
        </draw:line>
        <draw:line draw:style-name="gr3" draw:text-style-name="P5" draw:layer="layout" svg:x1="12.7cm" svg:y1="5.6cm" svg:x2="7.8cm" svg:y2="9.4cm">
          <text:p/>
        </draw:line>
        <draw:line draw:style-name="gr6" draw:text-style-name="P5" draw:layer="layout" svg:x1="15.1cm" svg:y1="5.6cm" svg:x2="18.4cm" svg:y2="9.4cm">
          <text:p/>
        </draw:line>
        <draw:frame draw:style-name="gr15" draw:text-style-name="P10" draw:layer="layout" svg:width="3.355cm" svg:height="0.962cm" svg:x="1.209cm" svg:y="3.4cm">
          <draw:text-box>
            <text:p>Insere CN</text:p>
          </draw:text-box>
        </draw:frame>
        <draw:line draw:style-name="gr3" draw:text-style-name="P5" draw:layer="layout" svg:x1="13.9cm" svg:y1="5.6cm" svg:x2="12.9cm" svg:y2="9.4cm">
          <text:p/>
        </draw:line>
        <draw:custom-shape draw:style-name="gr5" draw:text-style-name="P9" draw:layer="layout" svg:width="1.2cm" svg:height="1.2cm" svg:x="16cm" svg:y="9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2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4cm" svg:y="9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6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N</text:span></text:p>
          </draw:text-box>
        </draw:frame>
        <draw:custom-shape draw:style-name="gr1" draw:text-style-name="P3" draw:layer="layout" svg:width="1.2cm" svg:height="1.2cm" svg:x="12.1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3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5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4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9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1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3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5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3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5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7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4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6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8cm" svg:y="9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6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2.1cm" svg:y1="5.6cm" svg:x2="4.3cm" svg:y2="9.4cm">
          <text:p/>
        </draw:line>
        <draw:line draw:style-name="gr3" draw:text-style-name="P5" draw:layer="layout" svg:x1="13.3cm" svg:y1="5.6cm" svg:x2="8.4cm" svg:y2="9.4cm">
          <text:p/>
        </draw:line>
        <draw:line draw:style-name="gr16" draw:text-style-name="P12" draw:layer="layout" svg:x1="15.7cm" svg:y1="5.6cm" svg:x2="19.3cm" svg:y2="9.4cm">
          <text:p/>
        </draw:line>
        <draw:frame draw:style-name="gr17" draw:text-style-name="P10" draw:layer="layout" svg:width="9.163cm" svg:height="1.673cm" svg:x="1.209cm" svg:y="3.4cm">
          <draw:text-box>
            <text:p>Sobe o maior elemento do noh</text:p>
            <text:p>CK</text:p>
          </draw:text-box>
        </draw:frame>
        <draw:line draw:style-name="gr3" draw:text-style-name="P5" draw:layer="layout" svg:x1="14.5cm" svg:y1="5.6cm" svg:x2="13.8cm" svg:y2="9.4cm">
          <text:p/>
        </draw:line>
        <draw:custom-shape draw:style-name="gr1" draw:text-style-name="P3" draw:layer="layout" svg:width="1.2cm" svg:height="1.2cm" svg:x="16.9cm" svg:y="9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5cm" svg:y="9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6.9cm" svg:y1="5.6cm" svg:x2="24.7cm" svg:y2="9.4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F</text:span></text:p>
          </draw:text-box>
        </draw:frame>
        <draw:custom-shape draw:style-name="gr1" draw:text-style-name="P3" draw:layer="layout" svg:width="1.2cm" svg:height="1.2cm" svg:x="12.1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3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5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4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9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1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3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5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3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5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7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4cm" svg:y="9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6cm" svg:y="9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8cm" svg:y="9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cm" svg:y="9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6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2.1cm" svg:y1="5.6cm" svg:x2="4.3cm" svg:y2="9.4cm">
          <text:p/>
        </draw:line>
        <draw:line draw:style-name="gr3" draw:text-style-name="P5" draw:layer="layout" svg:x1="13.3cm" svg:y1="5.6cm" svg:x2="8.4cm" svg:y2="9.4cm">
          <text:p/>
        </draw:line>
        <draw:line draw:style-name="gr16" draw:text-style-name="P12" draw:layer="layout" svg:x1="15.7cm" svg:y1="5.6cm" svg:x2="19.3cm" svg:y2="9.4cm">
          <text:p/>
        </draw:line>
        <draw:line draw:style-name="gr3" draw:text-style-name="P5" draw:layer="layout" svg:x1="14.5cm" svg:y1="5.6cm" svg:x2="13.8cm" svg:y2="9.4cm">
          <text:p/>
        </draw:line>
        <draw:custom-shape draw:style-name="gr1" draw:text-style-name="P3" draw:layer="layout" svg:width="1.2cm" svg:height="1.2cm" svg:x="16.9cm" svg:y="9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5cm" svg:y="9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6.9cm" svg:y1="5.6cm" svg:x2="24.7cm" svg:y2="9.4cm">
          <text:p/>
        </draw:line>
        <draw:frame draw:style-name="gr18" draw:text-style-name="P10" draw:layer="layout" svg:width="8.706cm" svg:height="2.384cm" svg:x="1.209cm" svg:y="3.4cm">
          <draw:text-box>
            <text:p>CF &gt; BL</text:p>
            <text:p>CF &lt; CK</text:p>
            <text:p>NOH cheio, deve ser dividido</text:p>
          </draw:text-box>
        </draw:frame>
        <draw:custom-shape draw:style-name="gr19" draw:text-style-name="P11" draw:layer="layout" svg:width="5.2cm" svg:height="1.7cm" svg:x="11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F</text:span></text:p>
          </draw:text-box>
        </draw:frame>
        <draw:custom-shape draw:style-name="gr1" draw:text-style-name="P3" draw:layer="layout" svg:width="1.2cm" svg:height="1.2cm" svg:x="12.1cm" svg:y="4.4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3cm" svg:y="4.4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5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4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9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1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3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5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3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5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7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2.4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2.4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cm" svg:y="12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2cm" svg:y="12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6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2.1cm" svg:y1="5.6cm" svg:x2="4.3cm" svg:y2="9.4cm">
          <text:p/>
        </draw:line>
        <draw:line draw:style-name="gr3" draw:text-style-name="P5" draw:layer="layout" svg:x1="13.3cm" svg:y1="5.6cm" svg:x2="8.4cm" svg:y2="9.4cm">
          <text:p/>
        </draw:line>
        <draw:line draw:style-name="gr16" draw:text-style-name="P12" draw:layer="layout" svg:x1="15.7cm" svg:y1="5.6cm" svg:x2="19.3cm" svg:y2="9.4cm">
          <text:p/>
        </draw:line>
        <draw:line draw:style-name="gr3" draw:text-style-name="P5" draw:layer="layout" svg:x1="14.5cm" svg:y1="5.6cm" svg:x2="12.4cm" svg:y2="12.4cm">
          <text:p/>
        </draw:line>
        <draw:custom-shape draw:style-name="gr1" draw:text-style-name="P3" draw:layer="layout" svg:width="1.2cm" svg:height="1.2cm" svg:x="16.9cm" svg:y="9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5cm" svg:y="9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6.9cm" svg:y1="5.6cm" svg:x2="24.7cm" svg:y2="9.4cm">
          <text:p/>
        </draw:line>
        <draw:frame draw:style-name="gr20" draw:text-style-name="P10" draw:layer="layout" svg:width="4.376cm" svg:height="1.673cm" svg:x="1.209cm" svg:y="3.4cm">
          <draw:text-box>
            <text:p>Insere no noh</text:p>
          </draw:text-box>
        </draw:frame>
        <draw:custom-shape draw:style-name="gr5" draw:text-style-name="P9" draw:layer="layout" svg:width="1.2cm" svg:height="1.2cm" svg:x="19.4cm" svg:y="12.4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6cm" svg:y="12.4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9.726cm" svg:height="1.673cm" svg:x="1.074cm" svg:y="4.4cm">
          <draw:text-box>
            <text:p>Como a pagina raiz também não</text:p>
            <text:p>tem espaço ela deve ser dividida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F</text:span></text:p>
          </draw:text-box>
        </draw:frame>
        <draw:custom-shape draw:style-name="gr1" draw:text-style-name="P3" draw:layer="layout" svg:width="1.2cm" svg:height="1.2cm" svg:x="4.8cm" svg:y="4.2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4.2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5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4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9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1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3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5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3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5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7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9.6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9.6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cm" svg:y="12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2cm" svg:y="12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6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8cm" svg:y1="5.4cm" svg:x2="3.3cm" svg:y2="9.4cm">
          <text:p/>
        </draw:line>
        <draw:line draw:style-name="gr3" draw:text-style-name="P5" draw:layer="layout" svg:x1="6cm" svg:y1="5.4cm" svg:x2="8.4cm" svg:y2="9.4cm">
          <text:p/>
        </draw:line>
        <draw:line draw:style-name="gr16" draw:text-style-name="P12" draw:layer="layout" svg:x1="15.7cm" svg:y1="5.6cm" svg:x2="19.3cm" svg:y2="9.4cm">
          <text:p/>
        </draw:line>
        <draw:line draw:style-name="gr3" draw:text-style-name="P5" draw:layer="layout" svg:x1="7.2cm" svg:y1="5.4cm" svg:x2="13.6cm" svg:y2="9.6cm">
          <text:p/>
        </draw:line>
        <draw:custom-shape draw:style-name="gr1" draw:text-style-name="P3" draw:layer="layout" svg:width="1.2cm" svg:height="1.2cm" svg:x="16.9cm" svg:y="9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5cm" svg:y="9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6.9cm" svg:y1="5.6cm" svg:x2="24.7cm" svg:y2="9.4cm">
          <text:p/>
        </draw:line>
        <draw:frame draw:style-name="gr22" draw:text-style-name="P10" draw:layer="layout" svg:width="10.107cm" svg:height="1.673cm" svg:x="6.8cm" svg:y="1.127cm">
          <draw:text-box>
            <text:p>BY sobe para ser a pagina de CK </text:p>
          </draw:text-box>
        </draw:frame>
        <draw:custom-shape draw:style-name="gr1" draw:text-style-name="P3" draw:layer="layout" svg:width="1.2cm" svg:height="1.2cm" svg:x="19.4cm" svg:y="12.4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6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8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F</text:span></text:p>
          </draw:text-box>
        </draw:frame>
        <draw:custom-shape draw:style-name="gr1" draw:text-style-name="P3" draw:layer="layout" svg:width="1.2cm" svg:height="1.2cm" svg:x="4.8cm" svg:y="4.2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4.2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14.5cm" svg:y="4.4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7cm" svg:y="4.4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9cm" svg:y="9.4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.1cm" svg:y="9.4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3.3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.5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3cm" svg:y="9.4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5cm" svg:y="9.4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7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9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9.6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9.6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cm" svg:y="12.4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2cm" svg:y="12.4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9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9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9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9.6cm" svg:y="9.4cm">
          <text:p text:style-name="P2">BK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8cm" svg:y1="5.4cm" svg:x2="3.3cm" svg:y2="9.4cm">
          <text:p/>
        </draw:line>
        <draw:line draw:style-name="gr3" draw:text-style-name="P5" draw:layer="layout" svg:x1="6cm" svg:y1="5.4cm" svg:x2="8.4cm" svg:y2="9.4cm">
          <text:p/>
        </draw:line>
        <draw:line draw:style-name="gr16" draw:text-style-name="P12" draw:layer="layout" svg:x1="15.7cm" svg:y1="5.6cm" svg:x2="19.3cm" svg:y2="9.4cm">
          <text:p/>
        </draw:line>
        <draw:line draw:style-name="gr3" draw:text-style-name="P5" draw:layer="layout" svg:x1="7.2cm" svg:y1="5.4cm" svg:x2="13.6cm" svg:y2="9.6cm">
          <text:p/>
        </draw:line>
        <draw:custom-shape draw:style-name="gr1" draw:text-style-name="P3" draw:layer="layout" svg:width="1.2cm" svg:height="1.2cm" svg:x="16.9cm" svg:y="9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9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3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5cm" svg:y="9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6.9cm" svg:y1="5.6cm" svg:x2="24.7cm" svg:y2="9.4cm">
          <text:p/>
        </draw:line>
        <draw:custom-shape draw:style-name="gr1" draw:text-style-name="P3" draw:layer="layout" svg:width="1.2cm" svg:height="1.2cm" svg:x="19.4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6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.8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6.9cm" svg:y="4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8.1cm" svg:y="4.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8.391cm" svg:height="1.673cm" svg:x="7.8cm" svg:y="1.586cm">
          <draw:text-box>
            <text:p>BY sobe para ser a raiz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F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4.4cm" svg:y2="11cm">
          <text:p/>
        </draw:line>
        <draw:custom-shape draw:style-name="gr1" draw:text-style-name="P3" draw:layer="layout" svg:width="1.2cm" svg:height="1.2cm" svg:x="16.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I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4.4cm" svg:y2="11cm">
          <text:p/>
        </draw:line>
        <draw:custom-shape draw:style-name="gr5" draw:text-style-name="P9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24" draw:text-style-name="P10" draw:layer="layout" svg:width="2.957cm" svg:height="2.384cm" svg:x="1.209cm" svg:y="3.4cm">
          <draw:text-box>
            <text:p>CI &gt; BY</text:p>
            <text:p>CI &lt; CK</text:p>
            <text:p>CI &gt; CF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DJ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25.6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4.4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25" draw:text-style-name="P10" draw:layer="layout" svg:width="3.063cm" svg:height="2.384cm" svg:x="1.209cm" svg:y="3.4cm">
          <draw:text-box>
            <text:p>DJ &gt; BY</text:p>
            <text:p>DJ &gt; CW</text:p>
            <text:p>DJ &gt; DE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Inserir CO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19.8cm" svg:y="12.4cm">
          <text:p text:style-name="P2">C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4.4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26" draw:text-style-name="P10" draw:layer="layout" svg:width="3.241cm" svg:height="3.806cm" svg:x="1.209cm" svg:y="3.4cm">
          <draw:text-box>
            <text:p>CO &gt; BY</text:p>
            <text:p>CO &gt; CK</text:p>
            <text:p>CO &lt; CW</text:p>
            <text:p>CO &gt; CN</text:p>
            <text:p>CO &lt; CP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Remover CP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O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cm" svg:height="1.2cm" svg:x="21cm" svg:y="12.4cm">
          <text:p text:style-name="P2">CP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4.4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28" draw:text-style-name="P10" draw:layer="layout" svg:width="8.135cm" svg:height="1.673cm" svg:x="1.21cm" svg:y="3.4cm">
          <draw:text-box>
            <text:p>Remoção simples, CP está</text:p>
            <text:p>em uma folha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Remover CN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27" draw:text-style-name="P13" draw:layer="layout" svg:width="1.2cm" svg:height="1.2cm" svg:x="18.6cm" svg:y="12.4cm">
          <text:p text:style-name="P2">C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4.4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29" draw:text-style-name="P10" draw:layer="layout" svg:width="8.181cm" svg:height="1.673cm" svg:x="1.21cm" svg:y="3.4cm">
          <draw:text-box>
            <text:p>Remoção simples, CN está</text:p>
            <text:p>em uma folha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Remover CN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20.6cm" svg:y="5.8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23.2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O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cm" svg:height="1.2cm" svg:x="19.8cm" svg:y="12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5.6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30" draw:text-style-name="P10" draw:layer="layout" svg:width="9.096cm" svg:height="2.384cm" svg:x="1.2cm" svg:y="2.8cm">
          <draw:text-box>
            <text:p>Rotação em CW pois a pagina</text:p>
            <text:p>ficou com menos de 50%</text:p>
            <text:p>da sua capacidade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Remover BG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.2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.4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8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cm" svg:height="1.2cm" svg:x="6cm" svg:y="12.4cm">
          <text:p text:style-name="P2">B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 text:style-name="P2">BK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5.6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draw:frame draw:style-name="gr31" draw:text-style-name="P10" draw:layer="layout" svg:width="7.69cm" svg:height="1.673cm" svg:x="1.21cm" svg:y="3.4cm">
          <draw:text-box>
            <text:p>Remoção simples em B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8" draw:layer="layout" svg:width="25.199cm" svg:height="2.629cm" svg:x="1.402cm" svg:y="0.63cm" presentation:class="title" presentation:user-transformed="true">
          <draw:text-box>
            <text:p text:style-name="P7"><text:span text:style-name="T1">Resultado:</text:span></text:p>
          </draw:text-box>
        </draw:frame>
        <draw:custom-shape draw:style-name="gr1" draw:text-style-name="P3" draw:layer="layout" svg:width="1.2cm" svg:height="1.2cm" svg:x="4.8cm" svg:y="6cm">
          <text:p text:style-name="P2">A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6cm">
          <text:p text:style-name="P2">B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4cm" svg:y="5.8cm">
          <text:p text:style-name="P2">C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0.6cm" svg:y="5.8cm">
          <text:p text:style-name="P2">CZ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0.4cm" svg:y="10.8cm">
          <text:p text:style-name="P2">AM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.6cm" svg:y="10.8cm">
          <text:p text:style-name="P2">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2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8cm" svg:y="11cm">
          <text:p text:style-name="P2">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4cm" svg:y="11cm">
          <text:p text:style-name="P2">DJ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5.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6.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8cm" svg:y="10.8cm">
          <text:p text:style-name="P2">B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0cm" svg:y="10.8cm">
          <text:p text:style-name="P2">BV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4cm" svg:y="11cm">
          <text:p text:style-name="P2">CA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2cm" svg:y="11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4.8cm" svg:y="12.4cm">
          <text:p text:style-name="P2">BB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6cm" svg:y="12.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12.4cm">
          <text:p text:style-name="P2">BK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0.6cm" svg:y1="7cm" svg:x2="21cm" svg:y2="12.4cm">
          <text:p/>
        </draw:line>
        <draw:custom-shape draw:style-name="gr1" draw:text-style-name="P3" draw:layer="layout" svg:width="1.2cm" svg:height="1.2cm" svg:x="18.6cm" svg:y="12.4cm">
          <text:p text:style-name="P2">C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9.8cm" svg:y="12.4cm">
          <text:p text:style-name="P2">C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2.2cm" svg:y="12.4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1.8cm" svg:y1="7cm" svg:x2="25.2cm" svg:y2="11cm">
          <text:p/>
        </draw:line>
        <draw:custom-shape draw:style-name="gr1" draw:text-style-name="P3" draw:layer="layout" svg:width="1.2cm" svg:height="1.2cm" svg:x="16.4cm" svg:y="11cm">
          <text:p text:style-name="P2">C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7.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7.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1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2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1.5cm" svg:y="2.7cm">
          <text:p text:style-name="P2">B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2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3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cm" svg:height="1.2cm" svg:x="15.1cm" svg:y="2.7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9.4cm" svg:y1="6.4cm" svg:x2="16.4cm" svg:y2="11cm">
          <text:p/>
        </draw:line>
        <draw:line draw:style-name="gr16" draw:text-style-name="P12" draw:layer="layout" svg:x1="6cm" svg:y1="7.2cm" svg:x2="7.2cm" svg:y2="12.4cm">
          <text:p/>
        </draw:line>
        <draw:line draw:style-name="gr16" draw:text-style-name="P12" draw:layer="layout" svg:x1="7.2cm" svg:y1="7.2cm" svg:x2="11.2cm" svg:y2="10.8cm">
          <text:p/>
        </draw:line>
        <draw:line draw:style-name="gr16" draw:text-style-name="P12" draw:layer="layout" svg:x1="4.8cm" svg:y1="7.2cm" svg:x2="2.8cm" svg:y2="10.8cm">
          <text:p/>
        </draw:line>
        <draw:line draw:style-name="gr16" draw:text-style-name="P12" draw:layer="layout" svg:x1="11.5cm" svg:y1="3.9cm" svg:x2="6cm" svg:y2="6cm">
          <text:p/>
        </draw:line>
        <draw:line draw:style-name="gr16" draw:text-style-name="P12" draw:layer="layout" svg:x1="12.7cm" svg:y1="3.9cm" svg:x2="20.6cm" svg:y2="5.8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00:26:24.596786082</meta:creation-date>
    <dc:date>2021-11-24T14:40:38.590350990</dc:date>
    <meta:editing-duration>PT1H26M59S</meta:editing-duration>
    <meta:editing-cycles>9</meta:editing-cycles>
    <meta:generator>LibreOffice/6.4.7.2$Linux_X86_64 LibreOffice_project/40$Build-2</meta:generator>
    <meta:document-statistic meta:object-count="866"/>
  </office:meta>
</office:document-meta>
</file>